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  <table:table-row table:style-name="ro1">
          <table:table-cell office:value-type="date" office:date-value="2018-08-11" calcext:value-type="date">
            <text:p>08/11/18</text:p>
          </table:table-cell>
          <table:table-cell table:style-name="ce3" office:value-type="string" calcext:value-type="string">
            <text:p>07:00:00 -20:00PM</text:p>
          </table:table-cell>
          <table:table-cell office:value-type="string" calcext:value-type="string">
            <text:p>2h00</text:p>
          </table:table-cell>
          <table:table-cell office:value-type="string" calcext:value-type="string">
            <text:p>Mysql signin-up finish, try to understand how to sign with existing github account.</text:p>
          </table:table-cell>
        </table:table-row>
        <table:table-row table:style-name="ro1">
          <table:table-cell office:value-type="date" office:date-value="2019-08-11" calcext:value-type="date">
            <text:p>08/11/19</text:p>
          </table:table-cell>
          <table:table-cell office:value-type="string" calcext:value-type="string">
            <text:p>23:15-00:30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Finaly find something about sign in with github,</text:p>
          </table:table-cell>
        </table:table-row>
        <table:table-row table:style-name="ro1">
          <table:table-cell table:style-name="Default" office:value-type="string" calcext:value-type="string">
            <text:p>14/11</text:p>
          </table:table-cell>
          <table:table-cell table:style-name="ce3" office:value-type="time" office:time-value="PT00H30M00S" calcext:value-type="time">
            <text:p>12:30:00 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00:33:28.44873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14T00:33:55.481711274</dc:date>
    <meta:editing-duration>PT6M9S</meta:editing-duration>
    <meta:editing-cycles>6</meta:editing-cycles>
    <meta:generator>LibreOffice/6.0.6.2$Linux_X86_64 LibreOffice_project/00m0$Build-2</meta:generator>
    <meta:document-statistic meta:table-count="1" meta:cell-count="18" meta:object-count="0"/>
  </office:meta>
</office:document-meta>
</file>